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2.118cm"/>
    </style:style>
    <style:style style:name="gr2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669999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6600" draw:marker-end="Arrow" draw:marker-end-width="0.3cm" draw:fill="none" draw:fill-color="#ff3333" draw:textarea-vertical-align="middle" draw:shadow="hidden"/>
    </style:style>
    <style:style style:name="gr8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3.6cm" svg:x="8.3cm" svg:y="1.6cm">
          <text:p text:style-name="P1">Initialis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7cm" svg:height="3.6cm" svg:x="2.9cm" svg:y="7.1cm">
          <text:p text:style-name="P1">Ralli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7cm" svg:height="3.6cm" svg:x="13.9cm" svg:y="12.9cm">
          <text:p text:style-name="P1">Créatio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7cm" svg:height="3.6cm" svg:x="14.1cm" svg:y="6.4cm">
          <text:p text:style-name="P1">Explo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7cm" svg:height="3.6cm" svg:x="6cm" svg:y="14.7cm">
          <text:p text:style-name="P1">Récéption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7cm" svg:height="3.6cm" svg:x="13.7cm" svg:y="21.4cm">
          <text:p text:style-name="P1">Décision</text:p>
          <text:p text:style-name="P1">Du</text:p>
          <text:p text:style-name="P1">che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7cm" svg:height="3.6cm" svg:x="7.6cm" svg:y="21.1cm">
          <text:p text:style-name="P1">Envoi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9cm" svg:y1="4.8cm" svg:x2="6.2cm" svg:y2="7.8cm">
          <text:p/>
        </draw:line>
        <draw:line draw:style-name="gr3" draw:text-style-name="P2" draw:layer="layout" svg:x1="11.6cm" svg:y1="4.6cm" svg:x2="14.4cm" svg:y2="7.2cm">
          <text:p/>
        </draw:line>
        <draw:line draw:style-name="gr4" draw:text-style-name="P2" draw:layer="layout" svg:x1="16.1cm" svg:y1="10cm" svg:x2="15.9cm" svg:y2="12.9cm">
          <text:p/>
        </draw:line>
        <draw:line draw:style-name="gr5" draw:text-style-name="P2" draw:layer="layout" svg:x1="16cm" svg:y1="16.5cm" svg:x2="15.7cm" svg:y2="21.5cm">
          <text:p/>
        </draw:line>
        <draw:line draw:style-name="gr6" draw:text-style-name="P2" draw:layer="layout" svg:x1="13.7cm" svg:y1="23cm" svg:x2="11.4cm" svg:y2="23cm">
          <text:p/>
        </draw:line>
        <draw:connector draw:style-name="gr3" draw:text-style-name="P2" draw:layer="layout" draw:type="curve" draw:line-skew="6.246cm 1.069cm" svg:x1="16.859cm" svg:y1="21.927cm" svg:x2="17.8cm" svg:y2="8.2cm" draw:start-shape="id1" draw:start-glue-point="11" draw:end-shape="id2" draw:end-glue-point="10" svg:d="M16859 21927c0 30 1257 25 2081-3414s1216-10313-1140-10313" svg:viewBox="0 0 2721 13733">
          <text:p/>
        </draw:connector>
        <draw:connector draw:style-name="gr2" draw:text-style-name="P2" draw:layer="layout" draw:type="curve" draw:line-skew="-1.111cm -0.911cm" svg:x1="4.75cm" svg:y1="7.1cm" svg:x2="2.9cm" svg:y2="8.9cm" draw:start-shape="id3" draw:start-glue-point="4" draw:end-shape="id3" svg:d="M4750 7100c0-2418-1631-2016-2623-961s-1345 2761 773 2761" svg:viewBox="0 0 3409 3592">
          <text:p/>
        </draw:connector>
        <draw:connector draw:style-name="gr7" draw:text-style-name="P3" draw:layer="layout" draw:type="curve" draw:line-skew="-0.983cm" svg:x1="9.45cm" svg:y1="21.1cm" svg:x2="14.641cm" svg:y2="9.473cm" draw:start-shape="id4" draw:start-glue-point="4" draw:end-shape="id2" draw:end-glue-point="7" svg:d="M9450 21100c0-9798 5191-3985 5191-11627" svg:viewBox="0 0 5192 11628">
          <text:p/>
        </draw:connector>
        <draw:line draw:style-name="gr3" draw:text-style-name="P2" draw:layer="layout" svg:x1="9.1cm" svg:y1="15.2cm" svg:x2="14.2cm" svg:y2="8.8cm">
          <text:p/>
        </draw:line>
        <draw:connector draw:style-name="gr2" draw:text-style-name="P2" draw:layer="layout" draw:type="curve" svg:x1="7.85cm" svg:y1="14.7cm" svg:x2="6.6cm" svg:y2="8.9cm" draw:start-shape="id5" draw:start-glue-point="4" draw:end-shape="id3" draw:end-glue-point="10" svg:d="M7850 14700c0-3867-416-5800-1250-5800" svg:viewBox="0 0 1251 5801">
          <text:p/>
        </draw:connector>
        <draw:connector draw:style-name="gr8" draw:text-style-name="P2" draw:layer="layout" draw:type="curve" svg:x1="14.441cm" svg:y1="15.973cm" svg:x2="9.7cm" svg:y2="16.5cm" draw:start-shape="id6" draw:start-glue-point="7" draw:end-shape="id5" draw:end-glue-point="10" svg:d="M14441 15973c0 1543-1320 1286-1718 1032s128-505-3023-505" svg:viewBox="0 0 4742 1225">
          <text:p/>
        </draw:connector>
        <draw:connector draw:style-name="gr8" draw:text-style-name="P2" draw:layer="layout" draw:type="curve" svg:x1="14.1cm" svg:y1="8.2cm" svg:x2="9.7cm" svg:y2="16.5cm" draw:start-shape="id2" draw:start-glue-point="6" draw:end-shape="id5" draw:end-glue-point="10" svg:d="M14100 8200c-3298 0-1099 8300-4400 8300" svg:viewBox="0 0 4401 8301">
          <text:p/>
        </draw:connector>
        <draw:connector draw:style-name="gr8" draw:text-style-name="P2" draw:layer="layout" draw:type="curve" svg:x1="14.241cm" svg:y1="21.927cm" svg:x2="9.7cm" svg:y2="16.5cm" draw:start-shape="id1" draw:start-glue-point="5" draw:end-shape="id5" draw:end-glue-point="10" svg:d="M14241 21927c0-3618-1513-5427-4541-5427" svg:viewBox="0 0 4542 5428">
          <text:p/>
        </draw:connector>
        <draw:connector draw:style-name="gr8" draw:text-style-name="P2" draw:layer="layout" draw:type="curve" svg:x1="6.059cm" svg:y1="10.173cm" svg:x2="9.7cm" svg:y2="16.5cm" draw:start-shape="id3" draw:start-glue-point="9" draw:end-shape="id5" draw:end-glue-point="10" svg:d="M6059 10173c0 3792 2072 3159 3170 3793s1224 2534 471 2534" svg:viewBox="0 0 4119 6328">
          <text:p/>
        </draw:connector>
        <draw:connector draw:style-name="gr8" draw:text-style-name="P2" draw:layer="layout" draw:type="curve" draw:line-skew="0cm -6.702cm" svg:x1="6.541cm" svg:y1="15.227cm" svg:x2="6.541cm" svg:y2="17.773cm" draw:start-shape="id5" draw:start-glue-point="5" draw:end-shape="id5" draw:end-glue-point="7" svg:d="M6541 15227c0-1542-3041-1028-3041 1273 0 2302 3041 2816 3041 1273" svg:viewBox="0 0 3042 43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 Paul</meta:initial-creator>
    <meta:creation-date>2016-02-21T16:03:05.785661451</meta:creation-date>
    <dc:date>2016-02-21T16:17:11.128807218</dc:date>
    <dc:creator>Valentin Paul</dc:creator>
    <meta:editing-duration>PT14M3S</meta:editing-duration>
    <meta:editing-cycles>6</meta:editing-cycles>
    <meta:generator>LibreOffice/5.0.5.2$Linux_X86_64 LibreOffice_project/00$Build-2</meta:generator>
    <meta:document-statistic meta:object-count="22"/>
  </office:meta>
</office:document-meta>
</file>